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14.86pt" svg:y="2.83pt">
            <loext:p draw:notify-on-update-of-ranges="Sheet1.G1:Sheet1.G21 Sheet1.H1:Sheet1.H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"/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formula="of:=([.$B$2]*[.$B$3])/([.$B$5]+[.$B$3])+([.$B$4]*[.$B$5]-([.$B$2]-[.$B$4])*[.$B$3])/([.$B$5]+[.$B$3])*EXP(-([.$B$5]+[.$B$3])*[.G1])" office:value-type="float" office:value="5000" calcext:value-type="float">
            <text:p>5000.000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([.$B$2]*[.$B$3])/([.$B$5]+[.$B$3])+([.$B$4]*[.$B$5]-([.$B$2]-[.$B$4])*[.$B$3])/([.$B$5]+[.$B$3])*EXP(-([.$B$5]+[.$B$3])*[.G2])" office:value-type="float" office:value="8156.1227079766" calcext:value-type="float">
            <text:p>8156.1227</text:p>
          </table:table-cell>
        </table:table-row>
        <table:table-row table:style-name="ro1">
          <table:table-cell office:value-type="string" calcext:value-type="string">
            <text:p>mu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([.$B$2]*[.$B$3])/([.$B$5]+[.$B$3])+([.$B$4]*[.$B$5]-([.$B$2]-[.$B$4])*[.$B$3])/([.$B$5]+[.$B$3])*EXP(-([.$B$5]+[.$B$3])*[.G3])" office:value-type="float" office:value="9316.03487374032" calcext:value-type="float">
            <text:p>9316.0349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([.$B$2]*[.$B$3])/([.$B$5]+[.$B$3])+([.$B$4]*[.$B$5]-([.$B$2]-[.$B$4])*[.$B$3])/([.$B$5]+[.$B$3])*EXP(-([.$B$5]+[.$B$3])*[.G4])" office:value-type="float" office:value="9742.3162185329" calcext:value-type="float">
            <text:p>9742.3162</text:p>
          </table:table-cell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([.$B$2]*[.$B$3])/([.$B$5]+[.$B$3])+([.$B$4]*[.$B$5]-([.$B$2]-[.$B$4])*[.$B$3])/([.$B$5]+[.$B$3])*EXP(-([.$B$5]+[.$B$3])*[.G5])" office:value-type="float" office:value="9898.97961967804" calcext:value-type="float">
            <text:p>9898.9796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([.$B$2]*[.$B$3])/([.$B$5]+[.$B$3])+([.$B$4]*[.$B$5]-([.$B$2]-[.$B$4])*[.$B$3])/([.$B$5]+[.$B$3])*EXP(-([.$B$5]+[.$B$3])*[.G6])" office:value-type="float" office:value="9956.55525970589" calcext:value-type="float">
            <text:p>9956.5553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formula="of:=([.$B$2]*[.$B$3])/([.$B$5]+[.$B$3])+([.$B$4]*[.$B$5]-([.$B$2]-[.$B$4])*[.$B$3])/([.$B$5]+[.$B$3])*EXP(-([.$B$5]+[.$B$3])*[.G7])" office:value-type="float" office:value="9977.71498367706" calcext:value-type="float">
            <text:p>9977.7150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formula="of:=([.$B$2]*[.$B$3])/([.$B$5]+[.$B$3])+([.$B$4]*[.$B$5]-([.$B$2]-[.$B$4])*[.$B$3])/([.$B$5]+[.$B$3])*EXP(-([.$B$5]+[.$B$3])*[.G8])" office:value-type="float" office:value="9985.49143077031" calcext:value-type="float">
            <text:p>9985.4914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formula="of:=([.$B$2]*[.$B$3])/([.$B$5]+[.$B$3])+([.$B$4]*[.$B$5]-([.$B$2]-[.$B$4])*[.$B$3])/([.$B$5]+[.$B$3])*EXP(-([.$B$5]+[.$B$3])*[.G9])" office:value-type="float" office:value="9988.34936641618" calcext:value-type="float">
            <text:p>9988.3494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table:formula="of:=([.$B$2]*[.$B$3])/([.$B$5]+[.$B$3])+([.$B$4]*[.$B$5]-([.$B$2]-[.$B$4])*[.$B$3])/([.$B$5]+[.$B$3])*EXP(-([.$B$5]+[.$B$3])*[.G10])" office:value-type="float" office:value="9989.39969133423" calcext:value-type="float">
            <text:p>9989.3997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formula="of:=([.$B$2]*[.$B$3])/([.$B$5]+[.$B$3])+([.$B$4]*[.$B$5]-([.$B$2]-[.$B$4])*[.$B$3])/([.$B$5]+[.$B$3])*EXP(-([.$B$5]+[.$B$3])*[.G11])" office:value-type="float" office:value="9989.78569807832" calcext:value-type="float">
            <text:p>9989.7857</text:p>
          </table:table-cell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formula="of:=([.$B$2]*[.$B$3])/([.$B$5]+[.$B$3])+([.$B$4]*[.$B$5]-([.$B$2]-[.$B$4])*[.$B$3])/([.$B$5]+[.$B$3])*EXP(-([.$B$5]+[.$B$3])*[.G12])" office:value-type="float" office:value="9989.92756009065" calcext:value-type="float">
            <text:p>9989.9276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([.$B$2]*[.$B$3])/([.$B$5]+[.$B$3])+([.$B$4]*[.$B$5]-([.$B$2]-[.$B$4])*[.$B$3])/([.$B$5]+[.$B$3])*EXP(-([.$B$5]+[.$B$3])*[.G13])" office:value-type="float" office:value="9989.97969604645" calcext:value-type="float">
            <text:p>9989.9797</text:p>
          </table:table-cell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formula="of:=([.$B$2]*[.$B$3])/([.$B$5]+[.$B$3])+([.$B$4]*[.$B$5]-([.$B$2]-[.$B$4])*[.$B$3])/([.$B$5]+[.$B$3])*EXP(-([.$B$5]+[.$B$3])*[.G14])" office:value-type="float" office:value="9989.99885662257" calcext:value-type="float">
            <text:p>9989.9989</text:p>
          </table:table-cell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formula="of:=([.$B$2]*[.$B$3])/([.$B$5]+[.$B$3])+([.$B$4]*[.$B$5]-([.$B$2]-[.$B$4])*[.$B$3])/([.$B$5]+[.$B$3])*EXP(-([.$B$5]+[.$B$3])*[.G15])" office:value-type="float" office:value="9990.00589835934" calcext:value-type="float">
            <text:p>9990.0059</text:p>
          </table:table-cell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formula="of:=([.$B$2]*[.$B$3])/([.$B$5]+[.$B$3])+([.$B$4]*[.$B$5]-([.$B$2]-[.$B$4])*[.$B$3])/([.$B$5]+[.$B$3])*EXP(-([.$B$5]+[.$B$3])*[.G16])" office:value-type="float" office:value="9990.00848628032" calcext:value-type="float">
            <text:p>9990.0085</text:p>
          </table:table-cell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formula="of:=([.$B$2]*[.$B$3])/([.$B$5]+[.$B$3])+([.$B$4]*[.$B$5]-([.$B$2]-[.$B$4])*[.$B$3])/([.$B$5]+[.$B$3])*EXP(-([.$B$5]+[.$B$3])*[.G17])" office:value-type="float" office:value="9990.00943737168" calcext:value-type="float">
            <text:p>9990.0094</text:p>
          </table:table-cell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formula="of:=([.$B$2]*[.$B$3])/([.$B$5]+[.$B$3])+([.$B$4]*[.$B$5]-([.$B$2]-[.$B$4])*[.$B$3])/([.$B$5]+[.$B$3])*EXP(-([.$B$5]+[.$B$3])*[.G18])" office:value-type="float" office:value="9990.00978690892" calcext:value-type="float">
            <text:p>9990.0098</text:p>
          </table:table-cell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formula="of:=([.$B$2]*[.$B$3])/([.$B$5]+[.$B$3])+([.$B$4]*[.$B$5]-([.$B$2]-[.$B$4])*[.$B$3])/([.$B$5]+[.$B$3])*EXP(-([.$B$5]+[.$B$3])*[.G19])" office:value-type="float" office:value="9990.00991536796" calcext:value-type="float">
            <text:p>9990.0099</text:p>
          </table:table-cell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formula="of:=([.$B$2]*[.$B$3])/([.$B$5]+[.$B$3])+([.$B$4]*[.$B$5]-([.$B$2]-[.$B$4])*[.$B$3])/([.$B$5]+[.$B$3])*EXP(-([.$B$5]+[.$B$3])*[.G20])" office:value-type="float" office:value="9990.00996257817" calcext:value-type="float">
            <text:p>9990.0100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([.$B$2]*[.$B$3])/([.$B$5]+[.$B$3])+([.$B$4]*[.$B$5]-([.$B$2]-[.$B$4])*[.$B$3])/([.$B$5]+[.$B$3])*EXP(-([.$B$5]+[.$B$3])*[.G21])" office:value-type="float" office:value="9990.00997992847" calcext:value-type="float">
            <text:p>9990.0100</text:p>
          </table:table-cell>
        </table:table-row>
        <table:table-row table:style-name="ro1">
          <table:table-cell table:number-columns-repeated="6"/>
          <table:table-cell table:formula="of:=[.G21]+100" office:value-type="float" office:value="120" calcext:value-type="float">
            <text:p>120</text:p>
          </table:table-cell>
          <table:table-cell table:style-name="Default"/>
        </table:table-row>
        <table:table-row table:style-name="ro1">
          <table:table-cell table:number-columns-repeated="6"/>
          <table:table-cell table:formula="of:=[.G22]+100" office:value-type="float" office:value="220" calcext:value-type="float">
            <text:p>220</text:p>
          </table:table-cell>
          <table:table-cell table:style-name="Default"/>
        </table:table-row>
        <table:table-row table:style-name="ro1">
          <table:table-cell table:number-columns-repeated="6"/>
          <table:table-cell table:formula="of:=[.G23]+100" office:value-type="float" office:value="320" calcext:value-type="float">
            <text:p>320</text:p>
          </table:table-cell>
          <table:table-cell table:style-name="Default"/>
        </table:table-row>
        <table:table-row table:style-name="ro1">
          <table:table-cell table:number-columns-repeated="6"/>
          <table:table-cell table:formula="of:=[.G24]+100" office:value-type="float" office:value="420" calcext:value-type="float">
            <text:p>420</text:p>
          </table:table-cell>
          <table:table-cell table:style-name="Default"/>
        </table:table-row>
        <table:table-row table:style-name="ro1">
          <table:table-cell table:number-columns-repeated="6"/>
          <table:table-cell table:formula="of:=[.G25]+100" office:value-type="float" office:value="520" calcext:value-type="float">
            <text:p>520</text:p>
          </table:table-cell>
          <table:table-cell table:style-name="Default"/>
        </table:table-row>
        <table:table-row table:style-name="ro1">
          <table:table-cell table:number-columns-repeated="6"/>
          <table:table-cell table:formula="of:=[.G26]+100" office:value-type="float" office:value="620" calcext:value-type="float">
            <text:p>620</text:p>
          </table:table-cell>
          <table:table-cell table:style-name="Default"/>
        </table:table-row>
        <table:table-row table:style-name="ro1">
          <table:table-cell table:number-columns-repeated="6"/>
          <table:table-cell table:formula="of:=[.G27]+100" office:value-type="float" office:value="720" calcext:value-type="float">
            <text:p>720</text:p>
          </table:table-cell>
          <table:table-cell table:style-name="Default"/>
        </table:table-row>
        <table:table-row table:style-name="ro1">
          <table:table-cell table:number-columns-repeated="6"/>
          <table:table-cell table:formula="of:=[.G28]+100" office:value-type="float" office:value="820" calcext:value-type="float">
            <text:p>820</text:p>
          </table:table-cell>
          <table:table-cell table:style-name="Default"/>
        </table:table-row>
        <table:table-row table:style-name="ro1">
          <table:table-cell table:number-columns-repeated="6"/>
          <table:table-cell table:formula="of:=[.G29]+100" office:value-type="float" office:value="920" calcext:value-type="float">
            <text:p>920</text:p>
          </table:table-cell>
          <table:table-cell table:style-name="Default"/>
        </table:table-row>
        <table:table-row table:style-name="ro1">
          <table:table-cell table:number-columns-repeated="6"/>
          <table:table-cell table:formula="of:=[.G30]+1" office:value-type="float" office:value="921" calcext:value-type="float">
            <text:p>921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2:11:16.998767631</meta:creation-date>
    <dc:date>2017-03-01T12:48:34.868616025</dc:date>
    <meta:editing-duration>PT16M33S</meta:editing-duration>
    <meta:editing-cycles>1</meta:editing-cycles>
    <meta:document-statistic meta:table-count="1" meta:cell-count="60" meta:object-count="1"/>
    <meta:generator>LibreOffice/5.2.5.1$Linux_X86_64 LibreOffice_project/2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G1:Sheet1.H21" svg:x="0.32cm" svg:y="0.18cm" svg:width="12.508cm" svg:height="8.64cm">
          <chartooo:coordinate-region svg:x="2.159cm" svg:y="0.379cm" svg:width="10.29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1:Sheet1.H21" chart:class="chart:scatter">
            <chart:domain table:cell-range-address="Sheet1.G1:Sheet1.G21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1:Sheet1.G21</svg:desc>
                </draw:g>
              </table:table-cell>
              <table:table-cell office:value-type="float" office:value="5000">
                <text:p>5000</text:p>
                <draw:g>
                  <svg:desc>Sheet1.H1:Sheet1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156.1227079766">
                <text:p>8156.1227079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316.03487374032">
                <text:p>9316.034873740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742.3162185329">
                <text:p>9742.31621853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898.97961967804">
                <text:p>9898.97961967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956.55525970589">
                <text:p>9956.55525970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977.71498367706">
                <text:p>9977.714983677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985.49143077031">
                <text:p>9985.49143077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988.34936641618">
                <text:p>9988.34936641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989.39969133423">
                <text:p>9989.399691334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989.78569807832">
                <text:p>9989.78569807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989.92756009065">
                <text:p>9989.927560090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989.97969604645">
                <text:p>9989.979696046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989.99885662257">
                <text:p>9989.998856622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990.00589835934">
                <text:p>9990.005898359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990.00848628032">
                <text:p>9990.00848628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990.00943737168">
                <text:p>9990.009437371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9990.00978690892">
                <text:p>9990.009786908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990.00991536796">
                <text:p>9990.00991536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990.00996257817">
                <text:p>9990.009962578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990.00997992847">
                <text:p>9990.00997992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